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="Symmetric_20_Arrow" draw:marker-end-width="0.45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3cm" svg:stroke-color="#000000" draw:marker-start-width="0.25cm" draw:marker-end-width="0.25cm" draw:fill="solid" draw:fill-color="#b4c7dc" draw:textarea-horizontal-align="justify" draw:textarea-vertical-align="middle" draw:auto-grow-height="false" fo:min-height="1.72cm" fo:min-width="1.37cm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4" style:family="graphic" style:parent-style-name="standard">
      <style:graphic-properties svg:stroke-width="0.03cm" svg:stroke-color="#000000" draw:marker-start-width="0.25cm" draw:marker-end-width="0.25cm" draw:fill="solid" draw:fill-color="#b4c7dc" draw:textarea-horizontal-align="justify" draw:textarea-vertical-align="middle" draw:auto-grow-height="false" fo:min-height="1.72cm" fo:min-width="1.345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0.5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8cm" fo:min-width="1.3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8cm" draw:marker-end-width="0.28cm" draw:fill="solid" draw:fill-color="#ffa6a6" draw:textarea-horizontal-align="justify" draw:textarea-vertical-align="middle" draw:auto-grow-height="false" fo:min-height="1.54cm" fo:min-width="1.2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523cm" fo:min-width="0cm"/>
      <style:paragraph-properties style:writing-mode="lr-tb"/>
    </style:style>
    <style:style style:name="gr9" style:family="graphic" style:parent-style-name="standard">
      <style:graphic-properties svg:stroke-width="0.05cm" svg:stroke-color="#000000" draw:marker-start-width="0.28cm" draw:marker-end-width="0.28cm" draw:fill="solid" draw:fill-color="#fff5ce" draw:textarea-horizontal-align="justify" draw:textarea-vertical-align="middle" draw:auto-grow-height="false" fo:min-height="1.54cm" fo:min-width="1.29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923cm" fo:min-width="0cm"/>
      <style:paragraph-properties style:writing-mode="lr-tb"/>
    </style:style>
    <style:style style:name="gr11" style:family="graphic" style:parent-style-name="objectwithoutfill">
      <style:graphic-properties svg:stroke-width="0.1cm" svg:stroke-color="#d62e4e" draw:marker-start-width="0.35cm" draw:marker-end="Symmetric_20_Arrow" draw:marker-end-width="0.45cm" draw:fill="solid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e8a202" draw:marker-start-width="0.35cm" draw:marker-end="Symmetric_20_Arrow" draw:marker-end-width="0.45cm" draw:fill="solid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2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solid" draw:fill-color="#b4c7dc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paragraph-properties style:writing-mode="lr-tb"/>
      <style:text-properties fo:font-size="32pt" fo:font-style="italic" style:font-size-asian="32pt" style:font-style-asian="italic" style:font-size-complex="32pt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fo:font-size="60pt" style:font-size-asian="60pt" style:font-size-complex="60pt"/>
    </style:style>
    <style:style style:name="P6" style:family="paragraph">
      <loext:graphic-properties draw:fill="solid" draw:fill-color="#ffa6a6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solid" draw:fill-color="#fff5c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000000" fo:font-size="22pt" fo:font-style="normal" fo:font-weight="bold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  <style:text-properties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000000" fo:font-size="22pt" fo:font-style="normal" fo:font-weight="bold" style:font-size-asian="18pt" style:font-size-complex="18pt"/>
    </style:style>
    <style:style style:name="T5" style:family="text">
      <style:text-properties fo:color="#000000" fo:font-size="22pt" fo:font-style="normal" fo:font-weight="bold" style:font-size-asian="18pt" style:font-style-asian="italic" style:font-size-complex="18pt" style:font-style-complex="italic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8" style:family="text">
      <style:text-properties style:text-position="-33% 58%" fo:font-size="24pt" fo:font-style="normal" style:font-size-asian="24pt" style:font-style-asian="normal" style:font-size-complex="24pt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7cm" svg:y1="19.2cm" svg:x2="15cm" svg:y2="11cm">
          <text:p/>
        </draw:line>
        <draw:line draw:style-name="gr1" draw:text-style-name="P1" draw:layer="layout" svg:x1="5.8cm" svg:y1="13.7cm" svg:x2="14.9cm" svg:y2="10.6cm">
          <text:p/>
        </draw:line>
        <draw:line draw:style-name="gr1" draw:text-style-name="P1" draw:layer="layout" svg:x1="5.8cm" svg:y1="10.2cm" svg:x2="14.6cm" svg:y2="13.5cm">
          <text:p/>
        </draw:line>
        <draw:custom-shape draw:style-name="gr2" draw:text-style-name="P2" draw:layer="layout" svg:width="1.9cm" svg:height="2cm" svg:x="15.8cm" svg:y="12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5.8cm" svg:y1="10.2cm" svg:x2="14.8cm" svg:y2="10.2cm">
          <text:p/>
        </draw:line>
        <draw:custom-shape draw:style-name="gr2" draw:text-style-name="P2" draw:layer="layout" svg:width="1.9cm" svg:height="2cm" svg:x="3.2cm" svg:y="9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cm" svg:height="1.786cm" svg:x="3.6cm" svg:y="9.5cm">
          <draw:text-box>
            <text:p><text:span text:style-name="T1">1</text:span></text:p>
          </draw:text-box>
        </draw:frame>
        <draw:custom-shape draw:style-name="gr2" draw:text-style-name="P2" draw:layer="layout" svg:width="1.9cm" svg:height="2cm" svg:x="3.2cm" svg:y="12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cm" svg:height="1.786cm" svg:x="3.741cm" svg:y="12.7cm">
          <draw:text-box>
            <text:p><text:span text:style-name="T1">2</text:span></text:p>
          </draw:text-box>
        </draw:frame>
        <draw:custom-shape draw:style-name="gr4" draw:text-style-name="P2" draw:layer="layout" svg:width="1.875cm" svg:height="2cm" svg:x="3.2cm" svg:y="17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cm" svg:height="1.786cm" svg:x="3.666cm" svg:y="17.7cm">
          <draw:text-box>
            <text:p><text:span text:style-name="T2">k</text:span></text:p>
          </draw:text-box>
        </draw:frame>
        <draw:frame draw:style-name="gr5" draw:text-style-name="P5" draw:layer="layout" svg:width="1.09cm" svg:height="2.618cm" svg:x="3.81cm" svg:y="14.8cm">
          <draw:text-box>
            <text:p><text:span text:style-name="T3">.</text:span></text:p>
          </draw:text-box>
        </draw:frame>
        <draw:frame draw:style-name="gr5" draw:text-style-name="P5" draw:layer="layout" svg:width="1.09cm" svg:height="2.618cm" svg:x="3.81cm" svg:y="14.282cm">
          <draw:text-box>
            <text:p><text:span text:style-name="T3">.</text:span></text:p>
          </draw:text-box>
        </draw:frame>
        <draw:frame draw:style-name="gr6" draw:text-style-name="P5" draw:layer="layout" svg:width="1.8cm" svg:height="2.618cm" svg:x="3.8cm" svg:y="13.7cm">
          <draw:text-box>
            <text:p><text:span text:style-name="T3">.</text:span></text:p>
          </draw:text-box>
        </draw:frame>
        <draw:custom-shape draw:style-name="gr2" draw:text-style-name="P2" draw:layer="layout" svg:width="1.9cm" svg:height="2cm" svg:x="15.825cm" svg:y="9.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cm" svg:height="1.786cm" svg:x="16.225cm" svg:y="9.5cm">
          <draw:text-box>
            <text:p><text:span text:style-name="T1">1</text:span></text:p>
          </draw:text-box>
        </draw:frame>
        <draw:frame draw:style-name="gr3" draw:text-style-name="P3" draw:layer="layout" svg:width="1.2cm" svg:height="1.786cm" svg:x="16.166cm" svg:y="12.7cm">
          <draw:text-box>
            <text:p><text:span text:style-name="T1">2</text:span></text:p>
          </draw:text-box>
        </draw:frame>
        <draw:custom-shape draw:style-name="gr4" draw:text-style-name="P2" draw:layer="layout" svg:width="1.875cm" svg:height="2cm" svg:x="15.825cm" svg:y="17.5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cm" svg:height="1.786cm" svg:x="16.2cm" svg:y="17.7cm">
          <draw:text-box>
            <text:p><text:span text:style-name="T2">k</text:span></text:p>
          </draw:text-box>
        </draw:frame>
        <draw:frame draw:style-name="gr5" draw:text-style-name="P5" draw:layer="layout" svg:width="1.09cm" svg:height="2.618cm" svg:x="16.135cm" svg:y="14.5cm">
          <draw:text-box>
            <text:p><text:span text:style-name="T3">.</text:span></text:p>
          </draw:text-box>
        </draw:frame>
        <draw:frame draw:style-name="gr5" draw:text-style-name="P5" draw:layer="layout" svg:width="1.09cm" svg:height="2.618cm" svg:x="16.135cm" svg:y="13.982cm">
          <draw:text-box>
            <text:p><text:span text:style-name="T3">.</text:span></text:p>
          </draw:text-box>
        </draw:frame>
        <draw:frame draw:style-name="gr5" draw:text-style-name="P5" draw:layer="layout" svg:width="1.09cm" svg:height="2.618cm" svg:x="16.125cm" svg:y="13.4cm">
          <draw:text-box>
            <text:p><text:span text:style-name="T3">.</text:span></text:p>
          </draw:text-box>
        </draw:frame>
        <draw:custom-shape draw:style-name="gr7" draw:text-style-name="P6" draw:layer="layout" svg:width="2.6cm" svg:height="2.6cm" svg:x="2.866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509cm" svg:height="1.773cm" svg:x="2.991cm" svg:y="6.278cm">
          <draw:text-box>
            <text:p text:style-name="P7">suscep<text:line-break/>tible</text:p>
          </draw:text-box>
        </draw:frame>
        <draw:custom-shape draw:style-name="gr9" draw:text-style-name="P9" draw:layer="layout" svg:width="2.6cm" svg:height="2.6cm" svg:x="2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2.509cm" svg:height="2.173cm" svg:x="2.991cm" svg:y="2.927cm">
          <draw:text-box>
            <text:p text:style-name="P7">import</text:p>
          </draw:text-box>
        </draw:frame>
        <draw:line draw:style-name="gr11" draw:text-style-name="P1" draw:layer="layout" svg:x1="5.8cm" svg:y1="7.2cm" svg:x2="14.8cm" svg:y2="9.8cm">
          <text:p/>
        </draw:line>
        <draw:line draw:style-name="gr11" draw:text-style-name="P1" draw:layer="layout" svg:x1="5.8cm" svg:y1="7.2cm" svg:x2="14.7cm" svg:y2="13.1cm">
          <text:p/>
        </draw:line>
        <draw:line draw:style-name="gr12" draw:text-style-name="P1" draw:layer="layout" svg:x1="5.8cm" svg:y1="4cm" svg:x2="14.9cm" svg:y2="9.4cm">
          <text:p/>
        </draw:line>
        <draw:frame draw:style-name="gr13" draw:text-style-name="P10" draw:layer="layout" svg:width="3.4cm" svg:height="1.987cm" svg:x="2.6cm" svg:y="1.3cm">
          <draw:text-box>
            <text:p><text:span text:style-name="T4">T</text:span><text:span text:style-name="T4">I</text:span><text:span text:style-name="T4">M</text:span><text:span text:style-name="T4">E </text:span><text:span text:style-name="T4"><text:s/></text:span><text:span text:style-name="T5">t</text:span></text:p>
          </draw:text-box>
        </draw:frame>
        <draw:frame draw:style-name="gr14" draw:text-style-name="P11" draw:layer="layout" svg:width="2.7cm" svg:height="1.673cm" svg:x="5.6cm" svg:y="2.727cm">
          <draw:text-box>
            <text:p><text:span text:style-name="T6">I</text:span><text:span text:style-name="T7">t</text:span></text:p>
          </draw:text-box>
        </draw:frame>
        <draw:frame draw:style-name="gr15" draw:text-style-name="P11" draw:layer="layout" svg:width="2cm" svg:height="2.547cm" svg:x="5.5cm" svg:y="5.953cm">
          <draw:text-box>
            <text:p><text:span text:style-name="T6">N</text:span><text:span text:style-name="T7">t+</text:span><text:span text:style-name="T8">1</text:span></text:p>
          </draw:text-box>
        </draw:frame>
        <draw:frame draw:style-name="gr14" draw:text-style-name="P11" draw:layer="layout" svg:width="2.7cm" svg:height="1.673cm" svg:x="5.5cm" svg:y="11.888cm">
          <draw:text-box>
            <text:p><text:span text:style-name="T6">M</text:span><text:span text:style-name="T8">2</text:span><text:span text:style-name="T7">,t+</text:span><text:span text:style-name="T8">1</text:span></text:p>
          </draw:text-box>
        </draw:frame>
        <draw:frame draw:style-name="gr16" draw:text-style-name="P11" draw:layer="layout" svg:width="2.7cm" svg:height="1.8cm" svg:x="5.6cm" svg:y="16.3cm">
          <draw:text-box>
            <text:p><text:span text:style-name="T9">M</text:span><text:span text:style-name="T8">3</text:span><text:span text:style-name="T7">,t+</text:span><text:span text:style-name="T8">1</text:span></text:p>
          </draw:text-box>
        </draw:frame>
        <draw:custom-shape draw:style-name="gr9" draw:text-style-name="P9" draw:layer="layout" svg:width="2.6cm" svg:height="2.6cm" svg:x="15.4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509cm" svg:height="1.773cm" svg:x="15.6cm" svg:y="3.2cm">
          <draw:text-box>
            <text:p text:style-name="P7">import</text:p>
          </draw:text-box>
        </draw:frame>
        <draw:custom-shape draw:style-name="gr7" draw:text-style-name="P6" draw:layer="layout" svg:width="2.6cm" svg:height="2.6cm" svg:x="15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2.509cm" svg:height="1.773cm" svg:x="15.491cm" svg:y="6.327cm">
          <draw:text-box>
            <text:p text:style-name="P7">suscep<text:line-break/>tible</text:p>
          </draw:text-box>
        </draw:frame>
        <draw:line draw:style-name="gr1" draw:text-style-name="P1" draw:layer="layout" svg:x1="5.8cm" svg:y1="13.7cm" svg:x2="14.6cm" svg:y2="14cm">
          <text:p/>
        </draw:line>
        <draw:frame draw:style-name="gr14" draw:text-style-name="P11" draw:layer="layout" svg:width="2.7cm" svg:height="1.673cm" svg:x="5.5cm" svg:y="8.9cm">
          <draw:text-box>
            <text:p><text:span text:style-name="T6">M</text:span><text:span text:style-name="T8">1</text:span><text:span text:style-name="T7">.t+</text:span><text:span text:style-name="T8">1</text:span></text:p>
          </draw:text-box>
        </draw:frame>
        <draw:line draw:style-name="gr1" draw:text-style-name="P1" draw:layer="layout" svg:x1="5.8cm" svg:y1="10.2cm" svg:x2="14.7cm" svg:y2="18.1cm">
          <text:p/>
        </draw:line>
        <draw:line draw:style-name="gr1" draw:text-style-name="P1" draw:layer="layout" svg:x1="5.8cm" svg:y1="13.7cm" svg:x2="14.6cm" svg:y2="18.5cm">
          <text:p/>
        </draw:line>
        <draw:line draw:style-name="gr1" draw:text-style-name="P1" draw:layer="layout" svg:x1="5.7cm" svg:y1="19.2cm" svg:x2="14.7cm" svg:y2="14.4cm">
          <text:p/>
        </draw:line>
        <draw:line draw:style-name="gr1" draw:text-style-name="P1" draw:layer="layout" svg:x1="5.7cm" svg:y1="19.2cm" svg:x2="14.6cm" svg:y2="18.9cm">
          <text:p/>
        </draw:line>
        <draw:line draw:style-name="gr12" draw:text-style-name="P1" draw:layer="layout" svg:x1="5.8cm" svg:y1="4cm" svg:x2="14.9cm" svg:y2="12.7cm">
          <text:p/>
        </draw:line>
        <draw:line draw:style-name="gr12" draw:text-style-name="P1" draw:layer="layout" svg:x1="5.8cm" svg:y1="4cm" svg:x2="15.1cm" svg:y2="17.3cm">
          <text:p/>
        </draw:line>
        <draw:line draw:style-name="gr11" draw:text-style-name="P1" draw:layer="layout" svg:x1="5.8cm" svg:y1="7.2cm" svg:x2="14.8cm" svg:y2="17.7cm">
          <text:p/>
        </draw:line>
        <draw:frame draw:style-name="gr13" draw:text-style-name="P10" draw:layer="layout" svg:width="4cm" svg:height="1.987cm" svg:x="14.6cm" svg:y="1.313cm">
          <draw:text-box>
            <text:p><text:span text:style-name="T4">TIME <text:s/></text:span><text:span text:style-name="T5">t+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21:50:18.355499275</meta:creation-date>
    <dc:date>2020-11-21T16:49:30.418343953</dc:date>
    <meta:editing-duration>PT29M32S</meta:editing-duration>
    <meta:editing-cycles>9</meta:editing-cycles>
    <meta:generator>LibreOffice/6.4.6.2$Linux_X86_64 LibreOffice_project/40$Build-2</meta:generator>
    <meta:document-statistic meta:object-count="48"/>
  </office:meta>
</office:document-meta>
</file>